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fo:font-size="16pt" officeooo:paragraph-rsid="0007127b" style:font-size-asian="16pt" style:font-size-complex="16pt"/>
    </style:style>
    <style:style style:name="P2" style:family="paragraph" style:parent-style-name="Standard">
      <loext:graphic-properties draw:fill-gradient-name="gradient" draw:fill-hatch-name="hatch"/>
      <style:paragraph-properties fo:line-height="150%"/>
      <style:text-properties fo:font-size="16pt" officeooo:paragraph-rsid="0007127b" style:font-size-asian="16pt" style:font-size-complex="16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language="en" fo:country="US" fo:font-style="italic" style:text-underline-style="solid" style:text-underline-width="auto" style:text-underline-color="font-color" fo:font-weight="bold" style:font-size-asian="14pt" style:font-style-asian="italic" style:font-weight-asian="bold" style:font-name-complex="Times New Roman1" style:font-size-complex="14pt"/>
    </style:style>
    <style:style style:name="T3" style:family="text">
      <style:text-properties style:font-name="Times New Roman" fo:language="en" fo:country="US" fo:font-style="italic" style:text-underline-style="solid" style:text-underline-width="auto" style:text-underline-color="font-color" fo:font-weight="bold" style:font-style-asian="italic" style:font-weight-asian="bold" style:font-name-complex="Times New Roman1"/>
    </style:style>
    <style:style style:name="T4" style:family="text">
      <style:text-properties style:font-name="Times New Roman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XXV</text:span></text:p>
      <text:p text:style-name="P2"><text:span text:style-name="T4">Вечером Павел отвез Юлю домой, а сам поехал к Евгению. Остановившись у ворот, он спокойно вышел из машины и позвонил ему.</text:span></text:p>
      <text:p text:style-name="P2"><text:span text:style-name="T4">–Добрый вечер, Павел Даниилович!</text:span></text:p>
      <text:p text:style-name="P2"><text:span text:style-name="T4">–Привет, Евгений. Открой ворота, пожалуйста.</text:span></text:p>
      <text:p text:style-name="P2"><text:span text:style-name="T4">–Хорошо, минуту. </text:span></text:p>
      <text:p text:style-name="P2"><text:span text:style-name="T4">Через 10 минут Павел и Евгений сидели за столом. Алехин рассказал Евгению обо всем произошедшем и спросил совета. </text:span></text:p>
      <text:p text:style-name="P2"><text:span text:style-name="T4">–Я думаю, Павел Даниилович, что раз все так сложилось, то пусть будет так. Я сомневаюсь, что вам будет комфортно с Дашей, к тому же вы не знаете, где теперь искать ее, а Юля прекрасно понимает вас. </text:span></text:p>
      <text:p text:style-name="P2"><text:span text:style-name="T4">–Ну я не знаю, правильно ли это, Евгений. Я не уверен, что так можно поступать. Завтра я лечу в Таиланд на конкурс по гитаре с ней. </text:span></text:p>
      <text:p text:style-name="P2"><text:span text:style-name="T4">–Ну и прекрасно. У вас будет прекрасная возможность узнать друг друга и понять, совершаете ли вы ту ошибку, о которой думаете.</text:span></text:p>
      <text:p text:style-name="P2"><text:span text:style-name="T4">–Да, Евгений, думаю, ты прав. Спасибо за совет, я, пожалуй, поеду. </text:span></text:p>
      <text:p text:style-name="P2"><text:span text:style-name="T4">–Ну что вы, Павел Даниилович. Уже поздно. Оставайтесь у меня.</text:span></text:p>
      <text:p text:style-name="P2"><text:span text:style-name="T4">Немного подумав, Алехин согласился остаться у Евгения на ночь. Поужинав, он неспешно проследовал в свою комнату и лег спать. Долго ворочаясь, терзаемый мыслями Павел уснул только через пару часов. Утром Павел поехал к себе и провел день дома, собирая вещи. </text:span></text:p>
      <text:p text:style-name="P2"><text:span text:style-name="T4">Время клонилось к вечеру. Алехин пил кофе, погруженный в раздумья. Его терзали мысли о происходящем. Телефон Даши был недоступен, и парень старался не думать о ней. От мыслей его </text:span><text:soft-page-break/><text:span text:style-name="T4">оторвал звонок Вадима. Вздрогнув, он несколько секунд посмотрел на телефон, после чего ответил. </text:span></text:p>
      <text:p text:style-name="P2"><text:span text:style-name="T4">–Да, Вадим, привет. Вы готовы? </text:span></text:p>
      <text:p text:style-name="P2"><text:span text:style-name="T4">–Да, мы собрались.</text:span></text:p>
      <text:p text:style-name="P2"><text:span text:style-name="T4">–Хорошо. Гитары не забывайте, минут через 30 приеду. </text:span></text:p>
      <text:p text:style-name="P2"><text:span text:style-name="T4">Резко встав, Павел спустился вниз, накинул пальто и, сев в джип, поехал за остальными. Через пару часов все сидели в самолете, направляясь в Таиланд. Юля дремала на плече Алехина, Вадим и Настя болтали о чем-то. Им предстоял долгий путь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5T19:28:49.249000000</meta:creation-date>
    <dc:date>2022-05-15T19:29:12.475000000</dc:date>
    <meta:editing-duration>PT23S</meta:editing-duration>
    <meta:editing-cycles>1</meta:editing-cycles>
    <meta:document-statistic meta:table-count="0" meta:image-count="0" meta:object-count="0" meta:page-count="2" meta:paragraph-count="17" meta:word-count="292" meta:character-count="1786" meta:non-whitespace-character-count="1502"/>
    <meta:generator>LibreOffice/7.2.2.2$Windows_X86_64 LibreOffice_project/02b2acce88a210515b4a5bb2e46cbfb63fe97d56</meta:generator>
  </office:meta>
</office:document-meta>
</file>